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lect Font" svg:font-family="'Select Font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paragraph-rsid="001d3aba"/>
    </style:style>
    <style:style style:name="P3" style:family="paragraph" style:parent-style-name="Standard">
      <style:text-properties style:font-name="Verdana" officeooo:rsid="00230f6a" officeooo:paragraph-rsid="00230f6a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230f6a" officeooo:paragraph-rsid="00230f6a" style:font-weight-asian="bold" style:font-weight-complex="bold"/>
    </style:style>
    <style:style style:name="P5" style:family="paragraph" style:parent-style-name="Standard">
      <style:text-properties style:font-name="Verdana" officeooo:rsid="00243cb6" officeooo:paragraph-rsid="00243cb6"/>
    </style:style>
    <style:style style:name="P6" style:family="paragraph" style:parent-style-name="Standard" style:list-style-name="L1">
      <style:text-properties officeooo:paragraph-rsid="00230f6a"/>
    </style:style>
    <style:style style:name="P7" style:family="paragraph" style:parent-style-name="Standard" style:list-style-name="L1">
      <style:text-properties officeooo:rsid="00230f6a" officeooo:paragraph-rsid="00230f6a"/>
    </style:style>
    <style:style style:name="P8" style:family="paragraph" style:parent-style-name="Standard">
      <style:paragraph-properties fo:break-before="page"/>
      <style:text-properties style:font-name="Verdana"/>
    </style:style>
    <style:style style:name="T1" style:family="text">
      <style:text-properties officeooo:rsid="001c21f1"/>
    </style:style>
    <style:style style:name="T2" style:family="text">
      <style:text-properties officeooo:rsid="001d3aba"/>
    </style:style>
    <style:style style:name="T3" style:family="text">
      <style:text-properties officeooo:rsid="001ed7f0"/>
    </style:style>
    <style:style style:name="T4" style:family="text">
      <style:text-properties style:font-name="Verdana"/>
    </style:style>
    <style:style style:name="T5" style:family="text">
      <style:text-properties style:font-name="Verdana" officeooo:rsid="00230f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ls Löwe<text:tab/><text:tab/><text:tab/><text:tab/><text:tab/><text:tab/><text:tab/><text:tab/><text:tab/><text:span text:style-name="T3">Hamburg, 12.1.16</text:span></text:p>
      <text:p text:style-name="P1">Erwin-König-Weg 5</text:p>
      <text:p text:style-name="P1">21075 Hamburg</text:p>
      <text:p text:style-name="P1"/>
      <text:p text:style-name="P1"/>
      <text:p text:style-name="P1"/>
      <text:p text:style-name="P1">Vedaserve GmbH</text:p>
      <text:p text:style-name="P1">z. Hdn Sebastian Pioch</text:p>
      <text:p text:style-name="P1">c/o HAW Hamburg – GründungsService<text:line-break/>Alexanderstrasse 1<text:line-break/>20099 Hamburg</text:p>
      <text:p text:style-name="P1"/>
      <text:p text:style-name="P1"/>
      <text:p text:style-name="P1"/>
      <text:p text:style-name="P1"/>
      <text:p text:style-name="P1">Sehr geehrter Geschäftsführer, sehr geehrte Gesellschafter, </text:p>
      <text:p text:style-name="P1"/>
      <text:p text:style-name="P2">in meiner Eigenschaft als Geschäftsführer der Gesellschaft in Firma Vedaserve GmbH, eingetragen im Handelsregister des Amtsgerichts Hamburg unter HRB 127018 lege ich mein Geschäftsführeramt mit Wirkung zum Zeitpunkt der <text:span text:style-name="T2">heutigen Gesellschafterversammlung nieder</text:span>. </text:p>
      <text:p text:style-name="P1"/>
      <text:p text:style-name="P1">Das Originalprotokoll der Gesellschafterversammlung bitte ich umgehend an <text:span text:style-name="T2">den</text:span> die <text:span text:style-name="T2">Niederlegung</text:span> betreibenden Notar zu übergeben <text:span text:style-name="T2">um diese im Handelsregister bekannt zu machen</text:span>. </text:p>
      <text:p text:style-name="P1"/>
      <text:p text:style-name="P1"/>
      <text:p text:style-name="P1">Mit freundlichen Grüßen </text:p>
      <text:p text:style-name="P1"/>
      <text:p text:style-name="P1"/>
      <text:p text:style-name="P1"/>
      <text:p text:style-name="P1"/>
      <text:p text:style-name="P5">(Nils Löwe)</text:p>
      <text:p text:style-name="P1"/>
      <text:p text:style-name="P1"/>
      <text:p text:style-name="P1"/>
      <text:p text:style-name="P8">Sebastian Pioch<text:tab/><text:tab/><text:tab/><text:tab/><text:tab/><text:tab/><text:tab/>Hamburg, 12.1.16<text:line-break/>c/o HAW Hamburg – GründungsService<text:line-break/>Alexanderstrasse 1<text:line-break/>20099 Hamburg</text:p>
      <text:p text:style-name="P1"/>
      <text:p text:style-name="P1"/>
      <text:p text:style-name="P1">Nils Löwe</text:p>
      <text:p text:style-name="P1">Erwin-König-Weg 5</text:p>
      <text:p text:style-name="P1">21075 Hamburg</text:p>
      <text:p text:style-name="P1"/>
      <text:p text:style-name="P1"/>
      <text:p text:style-name="P1"/>
      <text:p text:style-name="P1"/>
      <text:p text:style-name="P1"/>
      <text:p text:style-name="P1"/>
      <text:p text:style-name="P1">Sehr geehrter Herr Löwe, </text:p>
      <text:p text:style-name="P1"/>
      <text:p text:style-name="P1">hiermit bestätige ich den Empfang Ihres Niederlegungsschreibens. Ihr Schreiben über die Amtsniederlegung habe ich am 12.1.2016 erhalten. </text:p>
      <text:p text:style-name="P1"/>
      <text:p text:style-name="P1"/>
      <text:p text:style-name="P1"/>
      <text:p text:style-name="P1"/>
      <text:p text:style-name="P1">(<text:span text:style-name="T1">Sebastian Pioch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lect Font" svg:font-family="'Select Font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20:00:01.866254276</meta:creation-date>
    <dc:date>2016-01-11T20:32:25.056793502</dc:date>
    <meta:editing-duration>PT32M19S</meta:editing-duration>
    <meta:editing-cycles>9</meta:editing-cycles>
    <meta:generator>LibreOffice/4.4.6.3$Linux_X86_64 LibreOffice_project/40m0$Build-3</meta:generator>
    <meta:document-statistic meta:table-count="0" meta:image-count="0" meta:object-count="0" meta:page-count="2" meta:paragraph-count="18" meta:word-count="128" meta:character-count="1024" meta:non-whitespace-character-count="891"/>
  </office:meta>
</office:document-meta>
</file>